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04aa3" draw:opacity="50%" draw:textarea-horizontal-align="justify" draw:textarea-vertical-align="middle" draw:auto-grow-height="false" fo:min-height="3.807cm" fo:min-width="4.527cm"/>
      <style:paragraph-properties style:writing-mode="lr-tb"/>
    </style:style>
    <style:style style:name="gr2" style:family="graphic" style:parent-style-name="standard">
      <style:graphic-properties draw:fill-color="#9e72cf" draw:opacity="50%" draw:textarea-horizontal-align="justify" draw:textarea-vertical-align="middle" draw:auto-grow-height="false" fo:min-height="3.807cm" fo:min-width="4.527cm"/>
      <style:paragraph-properties style:writing-mode="lr-tb"/>
    </style:style>
    <style:style style:name="gr3" style:family="graphic" style:parent-style-name="standard">
      <style:graphic-properties draw:fill-color="#e58400" draw:opacity="50%" draw:textarea-horizontal-align="justify" draw:textarea-vertical-align="middle" draw:auto-grow-height="false" fo:min-height="3.807cm" fo:min-width="2.42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-color="#ffffa6" draw:opacity="50%" draw:textarea-horizontal-align="justify" draw:textarea-vertical-align="middle" draw:auto-grow-height="false" fo:min-height="1.024cm" fo:min-width="14.052cm"/>
      <style:paragraph-properties style:writing-mode="lr-tb"/>
    </style:style>
    <style:style style:name="gr6" style:family="graphic" style:parent-style-name="objectwithoutfill">
      <style:graphic-properties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 style:list-style-name="L2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solid" draw:fill-color="#808080" draw:opacity="50%" draw:textarea-horizontal-align="justify" draw:textarea-vertical-align="middle" draw:auto-grow-height="false" fo:min-height="1.29cm" fo:min-width="1.807cm" fo:padding-top="0.165cm" fo:padding-bottom="0.165cm" fo:padding-left="0.29cm" fo:padding-right="0.29cm" draw:shadow="hidden" draw:shadow-offset-x="0cm" draw:shadow-offset-y="0.141cm" draw:shadow-color="#ff0000"/>
    </style:style>
    <style:style style:name="gr8" style:family="graphic" style:parent-style-name="standard" style:list-style-name="L2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solid" draw:fill-color="#808080" draw:opacity="50%" draw:textarea-horizontal-align="justify" draw:textarea-vertical-align="middle" draw:auto-grow-height="false" fo:min-height="1.29cm" fo:min-width="1.807cm" fo:padding-top="0.165cm" fo:padding-bottom="0.165cm" fo:padding-left="0.29cm" fo:padding-right="0.29cm" draw:shadow="hidden" draw:shadow-offset-x="0cm" draw:shadow-offset-y="0.141cm" draw:shadow-color="#ff0000"/>
    </style:style>
    <style:style style:name="gr9" style:family="graphic" style:parent-style-name="standard" style:list-style-name="L2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solid" draw:fill-color="#808080" draw:opacity="50%" draw:textarea-horizontal-align="justify" draw:textarea-vertical-align="middle" draw:auto-grow-height="false" fo:min-height="1.29cm" fo:min-width="1.807cm" fo:padding-top="0.165cm" fo:padding-bottom="0.165cm" fo:padding-left="0.29cm" fo:padding-right="0.29cm" draw:shadow="hidden" draw:shadow-offset-x="0cm" draw:shadow-offset-y="0.141cm" draw:shadow-color="#ff0000"/>
    </style:style>
    <style:style style:name="P1" style:family="paragraph">
      <style:paragraph-properties fo:text-align="center"/>
    </style:style>
    <style:style style:name="P2" style:family="paragraph">
      <loext:graphic-properties draw:fill-color="#304aa3" draw:opacity="50%"/>
      <style:paragraph-properties fo:text-align="center"/>
    </style:style>
    <style:style style:name="P3" style:family="paragraph">
      <loext:graphic-properties draw:fill-color="#9e72cf" draw:opacity="50%"/>
      <style:paragraph-properties fo:text-align="center"/>
    </style:style>
    <style:style style:name="P4" style:family="paragraph">
      <loext:graphic-properties draw:fill-color="#e58400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a6" draw:opacity="50%"/>
      <style:paragraph-properties fo:text-align="center"/>
    </style:style>
    <style:style style:name="P7" style:family="paragraph">
      <loext:graphic-properties draw:fill="solid" draw:fill-color="#80808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5.027cm" svg:height="4.057cm" svg:x="4.542cm" svg:y="1.837cm">
          <text:p text:style-name="P1">Front 1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027cm" svg:height="4.057cm" svg:x="19.542cm" svg:y="1.837cm">
          <text:p text:style-name="P1">Front 2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5.027cm" svg:height="4.057cm" svg:x="11.983cm" svg:y="11.823cm">
          <text:p text:style-name="P1">Main</text:p>
          <text:p text:style-name="P1">Back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27cm" svg:height="4.057cm" svg:x="5.542cm" svg:y="22.837cm">
          <text:p text:style-name="P1">Sub</text:p>
          <text:p text:style-name="P1">Back 1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027cm" svg:height="4.057cm" svg:x="19.542cm" svg:y="22.837cm">
          <text:p text:style-name="P1">Sub</text:p>
          <text:p text:style-name="P1">Back 2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925cm" svg:height="4.057cm" svg:x="4.542cm" svg:y="33.837cm">
          <text:p text:style-name="P1">S7</text:p>
          <text:p text:style-name="P1">Ied 1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925cm" svg:height="4.057cm" svg:x="8.542cm" svg:y="33.837cm">
          <text:p text:style-name="P1">Modbus</text:p>
          <text:p text:style-name="P1">Ied 2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925cm" svg:height="4.057cm" svg:x="18.542cm" svg:y="33.837cm">
          <text:p text:style-name="P1">SLMP</text:p>
          <text:p text:style-name="P1">Ied 1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925cm" svg:height="4.057cm" svg:x="22.542cm" svg:y="33.837cm">
          <text:p text:style-name="P1">S7</text:p>
          <text:p text:style-name="P1">Ied 2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6.004cm" svg:y1="33.837cm" svg:x2="8.055cm" svg:y2="26.894cm" draw:start-shape="id1" draw:start-glue-point="0" draw:end-shape="id2" draw:end-glue-point="2" svg:d="M6004 33837c0-5208 2051-1737 2051-6943" svg:viewBox="0 0 2052 6944">
          <text:p/>
        </draw:connector>
        <draw:connector draw:style-name="gr4" draw:text-style-name="P5" draw:layer="layout" draw:type="curve" svg:x1="10.004cm" svg:y1="33.837cm" svg:x2="8.055cm" svg:y2="26.894cm" draw:start-shape="id3" draw:start-glue-point="0" draw:end-shape="id2" draw:end-glue-point="2" svg:d="M10004 33837c0-5208-1949-1737-1949-6943" svg:viewBox="0 0 1950 6944">
          <text:p/>
        </draw:connector>
        <draw:connector draw:style-name="gr4" draw:text-style-name="P5" draw:layer="layout" draw:type="curve" svg:x1="24.004cm" svg:y1="33.837cm" svg:x2="22.055cm" svg:y2="26.894cm" draw:start-shape="id4" draw:start-glue-point="0" draw:end-shape="id5" draw:end-glue-point="2" svg:d="M24004 33837c0-5208-1949-1737-1949-6943" svg:viewBox="0 0 1950 6944">
          <text:p/>
        </draw:connector>
        <draw:connector draw:style-name="gr4" draw:text-style-name="P5" draw:layer="layout" draw:type="curve" svg:x1="20.004cm" svg:y1="33.837cm" svg:x2="22.055cm" svg:y2="26.894cm" draw:start-shape="id6" draw:end-shape="id5" draw:end-glue-point="2" svg:d="M20004 33837c0-5208 2051-1737 2051-6943" svg:viewBox="0 0 2052 6944">
          <text:p/>
        </draw:connector>
        <draw:connector draw:style-name="gr4" draw:text-style-name="P5" draw:layer="layout" draw:type="curve" svg:x1="22.055cm" svg:y1="22.837cm" svg:x2="14.496cm" svg:y2="15.88cm" draw:start-shape="id5" draw:start-glue-point="0" draw:end-shape="id7" draw:end-glue-point="2" svg:d="M22055 22837c0-5218-7559-1740-7559-6957" svg:viewBox="0 0 7560 6958">
          <text:p/>
        </draw:connector>
        <draw:connector draw:style-name="gr4" draw:text-style-name="P5" draw:layer="layout" draw:type="curve" svg:x1="8.055cm" svg:y1="22.837cm" svg:x2="14.496cm" svg:y2="15.88cm" draw:start-shape="id2" draw:start-glue-point="0" draw:end-shape="id7" draw:end-glue-point="2" svg:d="M8055 22837c0-5218 6441-1740 6441-6957" svg:viewBox="0 0 6442 6958">
          <text:p/>
        </draw:connector>
        <draw:connector draw:style-name="gr4" draw:text-style-name="P5" draw:layer="layout" draw:type="curve" svg:x1="14.496cm" svg:y1="11.823cm" svg:x2="22.055cm" svg:y2="5.894cm" draw:start-shape="id7" draw:start-glue-point="0" draw:end-shape="id8" draw:end-glue-point="2" svg:d="M14496 11823c0-4447 7559-1483 7559-5929" svg:viewBox="0 0 7560 5930">
          <text:p/>
        </draw:connector>
        <draw:connector draw:style-name="gr4" draw:text-style-name="P5" draw:layer="layout" draw:type="curve" svg:x1="14.496cm" svg:y1="11.823cm" svg:x2="7.055cm" svg:y2="5.894cm" draw:start-shape="id7" draw:start-glue-point="0" draw:end-shape="id9" draw:end-glue-point="2" svg:d="M14496 11823c0-4447-7441-1483-7441-5929" svg:viewBox="0 0 7442 5930">
          <text:p/>
        </draw:connector>
        <draw:custom-shape draw:style-name="gr5" draw:text-style-name="P6" draw:layer="layout" svg:width="14.552cm" svg:height="1.274cm" svg:x="25.959cm" svg:y="4.503cm">
          <text:p text:style-name="P1">/AppMain/AppSub1/S7Ied1/Point.Nam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4.552cm" svg:height="1.274cm" svg:x="25.959cm" svg:y="12.503cm">
          <text:p text:style-name="P1">/AppSub1/S7Ied1/Point.Name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-7.276cm" svg:y1="8.379cm" svg:x2="40.702cm" svg:y2="8.379cm">
          <text:p/>
        </draw:line>
        <draw:line draw:style-name="gr6" draw:text-style-name="P5" draw:layer="layout" svg:x1="-7.276cm" svg:y1="19.379cm" svg:x2="40.702cm" svg:y2="19.379cm">
          <text:p/>
        </draw:line>
        <draw:line draw:style-name="gr6" draw:text-style-name="P5" draw:layer="layout" svg:x1="-7.276cm" svg:y1="30.379cm" svg:x2="40.702cm" svg:y2="30.379cm">
          <text:p/>
        </draw:line>
        <draw:custom-shape draw:style-name="gr5" draw:text-style-name="P6" draw:layer="layout" svg:width="14.552cm" svg:height="1.274cm" svg:x="25.959cm" svg:y="24.503cm">
          <text:p text:style-name="P1">/S7Ied1/Point.Name</text:p>
          <draw:enhanced-geometry svg:viewBox="0 0 21600 21600" draw:type="rectangle" draw:enhanced-path="M 0 0 L 21600 0 21600 21600 0 21600 0 0 Z N"/>
        </draw:custom-shape>
        <draw:custom-shape draw:name="short-left-arrow" draw:style-name="gr7" draw:text-style-name="P7" draw:layer="layout" svg:width="3.2cm" svg:height="3.2cm" draw:transform="rotate (1.5707963267949) translate (31.413cm 10.535cm)">
          <text:p/>
          <draw:enhanced-geometry svg:viewBox="0 0 21600 21600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left-arrow_0" draw:style-name="gr8" draw:text-style-name="P7" draw:layer="layout" svg:width="3.2cm" svg:height="3.2cm" draw:transform="rotate (1.5707963267949) translate (31.413cm 21.535cm)">
          <text:p/>
          <draw:enhanced-geometry svg:viewBox="0 0 21600 21600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left-arrow_1" draw:style-name="gr9" draw:text-style-name="P7" draw:layer="layout" svg:width="3.2cm" svg:height="3.2cm" draw:transform="rotate (1.5707963267949) translate (31.414cm 32.535cm)">
          <text:p/>
          <draw:enhanced-geometry svg:viewBox="0 0 21600 21600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16:08:24.057054453</meta:creation-date>
    <dc:date>2024-02-07T20:43:58.922963610</dc:date>
    <meta:editing-duration>PT4H14M44S</meta:editing-duration>
    <meta:editing-cycles>1</meta:editing-cycles>
    <meta:document-statistic meta:object-count="26"/>
    <meta:generator>LibreOffice/7.0.4.2$Linux_X86_64 LibreOffice_project/00$Build-2</meta:generator>
  </office:meta>
</office:document-meta>
</file>